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content.xml" manifest:media-type="text/xml"/>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Segoe UI" svg:font-family="'Segoe UI'" style:font-family-generic="swiss"/>
    <style:font-face style:name="Ubuntu" svg:font-family="Ubuntu" style:font-family-generic="swiss"/>
    <style:font-face style:name="Nimbus Mono L" svg:font-family="'Nimbus Mono L'" style:font-adornments="Regular" style:font-family-generic="modern" style:font-pitch="fixed"/>
    <style:font-face style:name="Apple Garamond1" svg:font-family="'Apple Garamond'" style:font-pitch="variable"/>
    <style:font-face style:name="Apple Garamond" svg:font-family="'Apple Garamond'"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Code">
      <style:text-properties fo:font-weight="bold" style:font-weight-asian="bold" style:font-weight-complex="bold"/>
    </style:style>
    <style:style style:name="P2" style:family="paragraph" style:parent-style-name="Code">
      <style:paragraph-properties fo:text-align="justify" style:justify-single-word="false"/>
    </style:style>
    <style:style style:name="P3" style:family="paragraph" style:parent-style-name="Code" style:master-page-name="">
      <style:paragraph-properties fo:text-align="justify" style:justify-single-word="false" style:page-number="auto"/>
    </style:style>
    <style:style style:name="P4" style:family="paragraph" style:parent-style-name="Text_20_body">
      <style:paragraph-properties fo:margin-top="0.1665in" fo:margin-bottom="0.0835in" fo:text-align="center" style:justify-single-word="false" fo:padding="0in" fo:border="none"/>
    </style:style>
    <style:style style:name="P5" style:family="paragraph" style:parent-style-name="Text_20_body">
      <style:paragraph-properties fo:margin-top="0.0591in" fo:margin-bottom="0.0591in" fo:line-height="150%" fo:text-align="justify" style:justify-single-word="false"/>
    </style:style>
    <style:style style:name="P6" style:family="paragraph" style:parent-style-name="Heading_20_1">
      <style:paragraph-properties fo:margin-top="0.1665in" fo:margin-bottom="0.0835in" fo:padding="0in" fo:border="none"/>
      <style:text-properties fo:color="#ff0000" style:font-name="Apple Garamond1" fo:font-size="32pt" fo:font-weight="normal" style:font-name-asian="DejaVu Sans" style:font-size-asian="32pt" style:font-weight-asian="normal" style:font-name-complex="Tahoma" style:font-size-complex="32pt" style:font-weight-complex="normal"/>
    </style:style>
    <style:style style:name="P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style:use-window-font-color="true" style:text-outline="false" style:text-line-through-style="none" style:text-position="0% 100%" style:font-name="Ubuntu" fo:font-size="10pt" fo:letter-spacing="normal" fo:language="en" fo:country="IN"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 style:family="text">
      <style:text-properties style:use-window-font-color="true" style:text-outline="false" style:text-line-through-style="none" style:text-position="0% 100%" style:font-name="Segoe UI" fo:font-size="10pt" fo:letter-spacing="normal" fo:language="en" fo:country="IN"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Functions</text:h>
      <text:p text:style-name="P4"><draw:frame draw:style-name="fr1" draw:name="graphics1" text:anchor-type="paragraph" svg:width="6.6665in" svg:height="0.052in" draw:z-index="1"><draw:image xlink:href="../../../../../../usr/lib/libreoffice/share/gallery/rulers/blurulr6.gif" xlink:type="simple" xlink:show="embed" xlink:actuate="onLoad"/></draw:frame></text:p>
      <text:p text:style-name="P5">When you are using same piece of code many times, you can group them into a thing called function, you can call that grouped code any where in your program to do that particular task. Lets take a real world example, you goto the hotel and a waiter comes up to you. You order an fish fry and you get it. You are not bothered what happens after you order.</text:p>
      <text:p text:style-name="P5">Once you have ordered the fry, there are lots of procedures that takes place. The waiter notes down your order, he goes up to the kitchen and places the order chit to the chef, the chef tells him that it would take so much time for the dish to get cooked. The waiter thinks how he could keep you from getting mad and arrives at your table, recommends a starter and/or an appetizer, serves you a drink that would go well before you eat the dish, he pools the kitchen to see if the dish is ready. If the dish is ready and if you have finished your starter he serves it. If you haven't finished your starter, he tells the kitchen to keep the dish warm and waits for you to finish. Once he gets the dish to your table, he lays the plate containing the dish and cutlery.</text:p>
      <text:p text:style-name="P5">All you have done is to order a fish fry, and have blissfully ignored what is being <text:span text:style-name="T1">functioned</text:span><text:span text:style-name="T2"> at the background. You gave some input to a waiter and got a dish (output). What to do and not to is preprogrammed or trained into the waiters mind, according to his training, the waiter functions.</text:span> </text:p>
      <text:p text:style-name="P5">Lets get started with functions in Ruby. We will be looking at a program in which we will be writing a function called <text:span text:style-name="Code_20_Char">print_line</text:span> , which prints a line. Type the following program into your text editor and run it.</text:p>
      <text:p text:style-name="Code"># <text:a xlink:type="simple" xlink:href="https://raw.github.com/mindaslab/ilrx/master/function.rb">function.rb</text:a></text:p>
      <text:p text:style-name="Code"/>
      <text:p text:style-name="Code">def print_line</text:p>
      <text:p text:style-name="Code"><text:tab/>puts '_'*20</text:p>
      <text:p text:style-name="Code">end</text:p>
      <text:p text:style-name="Code"/>
      <text:p text:style-name="Code">print_line</text:p>
      <text:p text:style-name="Code">puts "This program prints lines"</text:p>
      <text:p text:style-name="Code">print_line</text:p>
      <text:p text:style-name="P5">This is what you will get as output.</text:p>
      <text:p text:style-name="Code">____________________ </text:p>
      <text:p text:style-name="Code">This program prints lines </text:p>
      <text:p text:style-name="Code">____________________ </text:p>
      <text:p text:style-name="P5">Lets analyze the program. Consider the following piece of code</text:p>
      <text:p text:style-name="Code">def print_line</text:p>
      <text:p text:style-name="Code"><text:tab/>puts '_'*20</text:p>
      <text:p text:style-name="Code">end</text:p>
      <text:p text:style-name="P5"><text:soft-page-break/>The <text:span text:style-name="Code_20_Char">def </text:span>tell thats you are defining a function. A function must have a name, the name follows immediately after <text:span text:style-name="Code_20_Char">def </text:span>key word. In this case the name of the function is <text:span text:style-name="Code_20_Char">print_line</text:span>. In it you can write what ever code you want. In this case we are creating a line with twenty underscore characters.</text:p>
      <text:p text:style-name="P5">So we have created a function and have added code into it. All we need to do now is to call the function from our program. Its done by just typing the name of the function in the program as highlighted in code below</text:p>
      <text:p text:style-name="Code"># <text:a xlink:type="simple" xlink:href="https://raw.github.com/mindaslab/ilrx/master/function.rb">function.rb</text:a></text:p>
      <text:p text:style-name="Code"/>
      <text:p text:style-name="Code">def print_line</text:p>
      <text:p text:style-name="Code"><text:tab/>puts '_'*20</text:p>
      <text:p text:style-name="Code">end</text:p>
      <text:p text:style-name="Code"/>
      <text:p text:style-name="P1">print_line</text:p>
      <text:p text:style-name="Code">puts "This program prints lines"</text:p>
      <text:p text:style-name="P1">print_line</text:p>
      <text:p text:style-name="P5">As seen in the output, a line made up of twenty underscore characters gets printed above and below the string “This program prints lines”.</text:p>
      <text:h text:style-name="Heading_20_2" text:outline-level="2">Argument Passing</text:h>
      <text:p text:style-name="P5">Lets get more control of the functions in this section. You don't goto a hotel and order a single dish, you can order how much ever or how less you want. If you go with friends you can order more servings, if you are alone, you will order less. <text:s/>Why can we do the same thing with <text:span text:style-name="Code_20_Char">print_line</text:span> function? Why can't we vary its length, doing so will be a wonderful thing, we can print lines of length what ever we choose.</text:p>
      <text:p text:style-name="P5">Take a look at code highlighted below, we have typed a thing called length after the function name, its called as argument. Like a function, an argument has an name, in this case we have named it <text:span text:style-name="Code_20_Char">length</text:span>. We can pass any values to it to vary the length of the line printed. Type the code below and execute it</text:p>
      <text:p text:style-name="Code"># <text:a xlink:type="simple" xlink:href="https://raw.github.com/mindaslab/ilrx/master/function_1.rb">function_1.rb</text:a></text:p>
      <text:p text:style-name="Code"/>
      <text:p text:style-name="Code">def print_line <text:span text:style-name="T3">length</text:span></text:p>
      <text:p text:style-name="Code"><text:tab/>puts '_'*<text:span text:style-name="T3">length</text:span></text:p>
      <text:p text:style-name="Code">end</text:p>
      <text:p text:style-name="Code"/>
      <text:p text:style-name="Code">10.step(50,10) do |x|</text:p>
      <text:p text:style-name="Code"><text:tab/>print_line x</text:p>
      <text:p text:style-name="Code">end</text:p>
      <text:p text:style-name="Code"/>
      <text:p text:style-name="Code">40.step(10,-10) do |x|</text:p>
      <text:p text:style-name="Code"><text:tab/>print_line x</text:p>
      <text:p text:style-name="Code"><text:s/>end</text:p>
      <text:p text:style-name="P5">You will get a design pattern as shown below</text:p>
      <text:p text:style-name="Code"><text:soft-page-break/>__________ </text:p>
      <text:p text:style-name="Code">____________________ </text:p>
      <text:p text:style-name="Code">______________________________ </text:p>
      <text:p text:style-name="Code">________________________________________ </text:p>
      <text:p text:style-name="Code">__________________________________________________ </text:p>
      <text:p text:style-name="Code">________________________________________ </text:p>
      <text:p text:style-name="Code">______________________________ </text:p>
      <text:p text:style-name="Code">____________________ </text:p>
      <text:p text:style-name="Code">__________ </text:p>
      <text:p text:style-name="P5">Take a look at the following code</text:p>
      <text:p text:style-name="Code">10.step(50,10) do |x|</text:p>
      <text:p text:style-name="Code"><text:tab/>print_line <text:span text:style-name="T3">x</text:span></text:p>
      <text:p text:style-name="Code">end</text:p>
      <text:p text:style-name="Code"/>
      <text:p text:style-name="Code">40.step(10,-10) do |x|</text:p>
      <text:p text:style-name="Code"><text:tab/>print_line <text:span text:style-name="T3">x</text:span></text:p>
      <text:p text:style-name="Code"><text:s/>end</text:p>
      <text:p text:style-name="P5">We have used step functions to increment or decrement the value which we capture it into a variable called <text:span text:style-name="Code_20_Char">x</text:span> which is inside the loop, we pass <text:span text:style-name="Code_20_Char">x</text:span> to the <text:span text:style-name="Code_20_Char">print_line</text:span> function by placing it after its call as highlighted above. So each time a line of varying length (determined by <text:span text:style-name="Code_20_Char">x</text:span>) gets printed. The program is constructed in a way so that a pattern is generated.</text:p>
      <text:h text:style-name="Heading_20_2" text:outline-level="2">Default Argument</text:h>
      <text:p text:style-name="P5">In <text:span text:style-name="Code_20_Char">function_1.rb</text:span> <text:s/>you have seen how to pass an argument to a function. What if suppose you fail to pass an argument to the function. If you do so, an error will be generated which a good programmer will not desire<text:note text:id="ftn1" text:note-class="footnote"><text:note-citation>1</text:note-citation><text:note-body><text:p text:style-name="Footnote">“Desire is the cause of all suffering” - Buddha</text:p></text:note-body></text:note> to happen. <text:s/>To prevent this and to make programming a bit easy its better to provide a default argument to a function. Note the highlighted code given below in function_default_argument.rb </text:p>
      <text:p text:style-name="Code"># <text:a xlink:type="simple" xlink:href="https://raw.github.com/mindaslab/ilrx/master/function_defaut_argument.rb">function_default_argument.rb</text:a></text:p>
      <text:p text:style-name="Code"/>
      <text:p text:style-name="Code">def print_line <text:span text:style-name="T3">length = 20</text:span></text:p>
      <text:p text:style-name="Code"><text:tab/>puts '_'*length</text:p>
      <text:p text:style-name="Code">end</text:p>
      <text:p text:style-name="Code"/>
      <text:p text:style-name="P1">print_line</text:p>
      <text:p text:style-name="Code">print_line 40</text:p>
      <text:p text:style-name="P5">Execute the program and observe the result</text:p>
      <text:p text:style-name="Code">____________________ </text:p>
      <text:p text:style-name="Code">________________________________________ </text:p>
      <text:p text:style-name="P5">You can see in the program, in function <text:span text:style-name="Code_20_Char">print_line</text:span> by giving <text:span text:style-name="Code_20_Char">length = 20</text:span> <text:s/>we have indicated that if no argument is passed the function must assume that value of <text:span text:style-name="Code_20_Char">length</text:span> is 20 . If passed this value will be overridden with what ever value you pass. As you can see in the second highlight (where the function is highlighted), we simply call the function just by its name ( <text:span text:style-name="Code_20_Char">print_line</text:span>). We don't <text:s/>bother to pass value for length to it, yet we see a line of , length 20 units gets printed in the output. I hope you know why.</text:p>
      <text:h text:style-name="Heading_20_2" text:outline-level="2"><text:soft-page-break/>Returning Values</text:h>
      <text:p text:style-name="P5">We have till now seen function taking in arguments, we will now see that the function can return back values which can be used for some purpose. Lets now see the program function_return.rb, study the code, type it and execute it.</text:p>
      <text:p text:style-name="P3">#! /usr/bin/ruby</text:p>
      <text:p text:style-name="P2"># <text:a xlink:type="simple" xlink:href="https://raw.github.com/mindaslab/ilrx/master/function_return.rb">function_return.rb</text:a></text:p>
      <text:p text:style-name="P2"/>
      <text:p text:style-name="P2">def addition x, y</text:p>
      <text:p text:style-name="P2"><text:tab/>sum = x+y</text:p>
      <text:p text:style-name="P2"><text:tab/><text:span text:style-name="T3">return sum</text:span></text:p>
      <text:p text:style-name="P2">end</text:p>
      <text:p text:style-name="P2"/>
      <text:p text:style-name="P2">a, b = 3, 5</text:p>
      <text:p text:style-name="P2"/>
      <text:p text:style-name="P2">puts addition a,b</text:p>
      <text:p text:style-name="P5">Output</text:p>
      <text:p text:style-name="Code">8</text:p>
      <text:p text:style-name="P5">The output you get out after executing is 8, which proves that we have written a flawless program. Note the method named <text:span text:style-name="Code_20_Char">addition</text:span> in the above program. It accepts two arguments <text:span text:style-name="Code_20_Char">x</text:span> and <text:span text:style-name="Code_20_Char">y</text:span>, inside the method we declare a <text:s/>variable called <text:span text:style-name="Code_20_Char">sum</text:span> which is assigned to the addition of <text:span text:style-name="Code_20_Char">x</text:span> with <text:span text:style-name="Code_20_Char">y</text:span>. The next statement is the hero here, see that we have used a keyword <text:span text:style-name="Code_20_Char">return</text:span>, this returns the value out of the function. In the above program we return out the <text:span text:style-name="Code_20_Char">sum</text:span> and hence when we get the answer out.</text:p>
      <text:p text:style-name="P5">Its not that we must use return statement to return a value. The last statement that gets executed in a Ruby function gets returned by default. Consider the program <text:span text:style-name="Code_20_Char">function_last_gets_returned.rb</text:span> thats shown below. In it we have a method called <text:span text:style-name="Code_20_Char">square_it</text:span> which accepts a single argument called <text:span text:style-name="Code_20_Char">x</text:span>. It has a single statement <text:span text:style-name="Code_20_Char">x**2</text:span> which happens to be the last statement as well.</text:p>
      <text:p text:style-name="Code">#!/usr/bin/ruby</text:p>
      <text:p text:style-name="Code"># <text:a xlink:type="simple" xlink:href="https://raw.github.com/mindaslab/ilrx/master/function_last_gets_returned.rb">function_last_gets_returned.rb</text:a></text:p>
      <text:p text:style-name="Code"/>
      <text:p text:style-name="Code">def square_it x</text:p>
      <text:p text:style-name="Code"><text:tab/>x**2</text:p>
      <text:p text:style-name="Code">end</text:p>
      <text:p text:style-name="Code"/>
      <text:p text:style-name="Code">puts square_it 5</text:p>
      <text:p text:style-name="Text_20_body">Type the program and execute it. </text:p>
      <text:p text:style-name="Code">25</text:p>
      <text:p text:style-name="P5">As you see we have called <text:span text:style-name="Code_20_Char">square_it 5</text:span> and we get 25 as the result. Its possible because in Ruby the result of last executed statement gets returned by default.</text:p>
      <text:h text:style-name="Heading_20_2" text:outline-level="2">Recursive function</text:h>
      <text:p text:style-name="P5">Lets see another math thing. You might be wondering why am I doing all math? Certain programmers do write books that keeps out as much math out as possible, I am not a professional <text:soft-page-break/>mathematician, but I admire math. Computers are based on math. All computers use a thing called boolean algebra to do all tasks. I wouldn't say that you must be a mathematician to be a programmer, but knowing math does help.</text:p>
      <text:p text:style-name="P5">OK what is a factorial? Take a number, lets take 3, now what will be 3 X 2 X 1 , that will be six! Simple isn't it? 6 is factorial of 3. Well we will take 4 now, so 4 X 3 X 2 X 1 will be <text:s text:c="2"/>24, in similar way factorial of 2 will be 2 X 1 which is 2. Having equipped with this knowledge we will now construct a program that will give us factorial of a number.</text:p>
      <text:p text:style-name="P5">Study the program given below. Concentrate on the function named factorial</text:p>
      <text:p text:style-name="Code"># <text:a xlink:type="simple" xlink:href="https://raw.github.com/mindaslab/ilrx/master/factorial.rb">factorial.rb</text:a></text:p>
      <text:p text:style-name="Code"/>
      <text:p text:style-name="Code">def factorial num</text:p>
      <text:p text:style-name="Code"><text:tab/>fact = 1</text:p>
      <text:p text:style-name="Code"><text:tab/>1.upto(num) { |a|</text:p>
      <text:p text:style-name="Code"><text:tab/><text:tab/>fact = fact * a</text:p>
      <text:p text:style-name="Code"><text:tab/>}</text:p>
      <text:p text:style-name="Code"><text:tab/>fact</text:p>
      <text:p text:style-name="Code">end</text:p>
      <text:p text:style-name="Code"/>
      <text:p text:style-name="Code">number = 17</text:p>
      <text:p text:style-name="Code">puts "Factorial of #{number} = #{factorial number}" </text:p>
      <text:p text:style-name="P5">Execute the code above and this is what you get as output</text:p>
      <text:p text:style-name="Code">Factorial of 17 = 355687428096000 </text:p>
      <text:p text:style-name="P5">In the above example (in the function factorial) we have taken all number from one to the particular number, multiplied it and got factorial. Now study the code factorial_1.rb shown below</text:p>
      <text:p text:style-name="Code"># <text:a xlink:type="simple" xlink:href="https://raw.github.com/mindaslab/ilrx/master/factorial_1.rb">factorial_1.rb</text:a></text:p>
      <text:p text:style-name="Code"/>
      <text:p text:style-name="Code">def factorial num</text:p>
      <text:p text:style-name="Code"><text:tab/>return 1 if num == 1 </text:p>
      <text:p text:style-name="Code"><text:tab/>return num * factorial(num-1)</text:p>
      <text:p text:style-name="Code">end</text:p>
      <text:p text:style-name="Code"/>
      <text:p text:style-name="Code">number = 17</text:p>
      <text:p text:style-name="Code">puts "Factorial of #{number} = #{factorial number}" </text:p>
      <text:p text:style-name="P5">Execute the code above and this is what you get as output</text:p>
      <text:p text:style-name="Code">Factorial of 17 = 355687428096000 </text:p>
      <text:p text:style-name="P5">The output is same as the previous program <text:span text:style-name="Code_20_Char">factorial.rb</text:span> . Take a very close look at the function named factorial in above program. Let me list it out for you to see</text:p>
      <text:p text:style-name="Code">def factorial num</text:p>
      <text:p text:style-name="Code"><text:tab/>return 1 if num == 1 </text:p>
      <text:p text:style-name="Code"><text:tab/>return num * factorial(num-1)</text:p>
      <text:p text:style-name="Code">end</text:p>
      <text:p text:style-name="P5">This function is confusing, isn't it? When I was crazy and<office:annotation><dc:creator>kannan </dc:creator><dc:date>2010-10-24T10:43:51</dc:date><text:p text:style-name="P7"><text:span text:style-name="T4">Some grammer pbm....make a change</text:span></text:p></office:annotation><office:annotation><dc:creator>Karthikeyan K</dc:creator><dc:date>2010-10-25T09:25:49</dc:date><text:p text:style-name="P7"><text:span text:style-name="T5">I don't think so</text:span></text:p></office:annotation> did want to learn about programming I studied C. The concept of recursive functions was explained using factorial, and I never did understand it for a long time. To avoid the pain let me explain in detail.</text:p>
      <text:p text:style-name="P5"><text:soft-page-break/>Take the number 1. Factorial of it is 1. So if 1 is encountered 1 is returned as shown in highlighted code below</text:p>
      <text:p text:style-name="Code">def factorial num</text:p>
      <text:p text:style-name="Code"><text:tab/><text:span text:style-name="T3">return 1 if num == 1 </text:span></text:p>
      <text:p text:style-name="Code"><text:tab/>return num * factorial(num-1)</text:p>
      <text:p text:style-name="Code">end</text:p>
      <text:p text:style-name="P5">Now take the number 2. Factorial of it 2 X 1 , which is 2 multiplied factorial of 1. In other words we can write it as 2 multiplied by factorial of 2-1 (<draw:frame draw:style-name="fr2" draw:name="Object10" text:anchor-type="as-char" svg:width="1.3654in" svg:height="0.1917in" draw:z-index="0"><draw:object xlink:href="./Object 1" xlink:type="simple" xlink:show="embed" xlink:actuate="onLoad"/><draw:image xlink:href="./ObjectReplacements/Object 1" xlink:type="simple" xlink:show="embed" xlink:actuate="onLoad"/><svg:desc>formula</svg:desc></draw:frame>). So if number two is encountered in the function factorial, it skips the first if statement and the second statement thats highlighted below gets executed</text:p>
      <text:p text:style-name="Code">def factorial num</text:p>
      <text:p text:style-name="Code"><text:tab/>return 1 if num == 1 </text:p>
      <text:p text:style-name="Code"><text:tab/><text:span text:style-name="T3">return num * factorial(num-1)</text:span></text:p>
      <text:p text:style-name="Code">end</text:p>
      <text:p text:style-name="P5">In this an interesting thing happens. Here factorial (2-1) is called, that is factorial function calls itself. So when factorial of 2-1 , <text:s/>i.e factorial of 1 is called, it returns 1. 1 is multiplied by 2 and is returned back.</text:p>
      <text:p text:style-name="P5">Now take the number 3. Its factorial is 3 X 2 X 1. This can be written as 3 multiplied by factorial 2. Factorial 2 gets translated as 2 multiplied by factorial 1. Hence the result is got out finally. For any number larger than 1, the factorial function calls itself repeatedly. The process of function calling itself is called recur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Segoe UI" svg:font-family="'Segoe UI'" style:font-family-generic="swiss"/>
    <style:font-face style:name="Ubuntu" svg:font-family="Ubuntu" style:font-family-generic="swiss"/>
    <style:font-face style:name="Nimbus Mono L" svg:font-family="'Nimbus Mono L'" style:font-adornments="Regular" style:font-family-generic="modern" style:font-pitch="fixed"/>
    <style:font-face style:name="Apple Garamond1" svg:font-family="'Apple Garamond'" style:font-pitch="variable"/>
    <style:font-face style:name="Apple Garamond" svg:font-family="'Apple Garamond'"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IN"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master-page-name="">
      <style:paragraph-properties fo:text-align="end" style:justify-single-word="false" style:page-number="auto" fo:background-color="transparent" fo:padding="0in" fo:border="none" style:shadow="none">
        <style:tab-stops/>
        <style:background-image/>
      </style:paragraph-properties>
      <style:text-properties fo:color="#ff0000" style:font-name="Apple Garamond" fo:font-size="32pt" fo:font-weight="normal" style:font-size-asian="115%" style:font-weight-asian="bold" style:font-size-complex="115%" style:font-weight-complex="bold"/>
    </style:style>
    <style:style style:name="Code" style:family="paragraph" style:parent-style-name="Text_20_body">
      <style:paragraph-properties fo:margin-top="0in" fo:margin-bottom="0in" style:line-height-at-least="0in" fo:background-color="transparent" style:shadow="none">
        <style:background-image/>
      </style:paragraph-properties>
      <style:text-properties style:font-name="Nimbus Mono L" fo:font-size="10pt" style:font-size-asian="10.5pt"/>
    </style:style>
    <style:style style:name="Heading_20_2" style:display-name="Heading 2" style:family="paragraph" style:parent-style-name="Heading" style:next-style-name="Text_20_body" style:default-outline-level="2" style:class="text">
      <style:text-properties fo:color="#ff0000" style:font-name="Apple Garamond" fo:font-size="20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Code_20_Char" style:display-name="Code Char" style:family="text">
      <style:text-properties style:font-name="Nimbus Mono L" fo:font-size="10pt" fo:font-style="oblique"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rthikeyan K</meta:initial-creator>
    <meta:creation-date>2010-02-02T17:13:00</meta:creation-date>
    <meta:generator>LibreOffice/3.5$Linux_X86_64 LibreOffice_project/350m1$Build-2</meta:generator>
    <dc:date>2012-08-15T21:27:57</dc:date>
    <dc:creator>Karthikeyan K</dc:creator>
    <meta:editing-duration>PT15M17S</meta:editing-duration>
    <meta:editing-cycles>9</meta:editing-cycles>
    <meta:document-statistic meta:table-count="0" meta:image-count="1" meta:object-count="1" meta:page-count="6" meta:paragraph-count="141" meta:word-count="1839" meta:character-count="10143" meta:non-whitespace-character-count="8386"/>
  </office:meta>
</office:document-meta>
</file>

<file path=Object 1/content.xml><?xml version="1.0" encoding="utf-8"?>
<!DOCTYPE math  PUBLIC '-//OpenOffice.org//DTD Modified W3C MathML 1.01//EN'  'math.dtd'>
<math:math xmlns:math="http://www.w3.org/1998/Math/MathML">
  <math:semantics>
    <math:mrow>
      <math:mn>2</math:mn>
      <math:mi>x</math:mi>
      <math:mi math:fontstyle="italic">factorial</math:mi>
      <math:mrow>
        <math:mo math:stretchy="false">(</math:mo>
        <math:mrow>
          <math:mn>2</math:mn>
          <math:mo math:stretchy="false">−</math:mo>
          <math:mn>1</math:mn>
        </math:mrow>
        <math:mo math:stretchy="false">)</math:mo>
      </math:mrow>
    </math:mrow>
    <math:annotation math:encoding="StarMath 5.0">2 x factorial (2-1)</math:annotation>
  </math:semantics>
</math:math>
</file>